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be7" officeooo:paragraph-rsid="001febe7"/>
    </style:style>
    <style:style style:name="P2" style:family="paragraph" style:parent-style-name="Standard">
      <style:text-properties officeooo:rsid="0022e783" officeooo:paragraph-rsid="0022e783"/>
    </style:style>
    <style:style style:name="P3" style:family="paragraph" style:parent-style-name="Standard">
      <style:text-properties officeooo:rsid="0024d6aa" officeooo:paragraph-rsid="0024d6aa"/>
    </style:style>
    <style:style style:name="P4" style:family="paragraph" style:parent-style-name="Standard">
      <style:text-properties officeooo:rsid="00257dc3" officeooo:paragraph-rsid="00257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-Erweiterung mit SD-Slot und RTC</text:p>
      <text:p text:style-name="P1"/>
      <text:p text:style-name="P1">Die Idee: das kostengünstige ESP-Modul als (Web-,File-, …) Server einsetzen und durch Zugriffe auf eine SD-Karte Informationen auslagern und flexibel machen, die sonst fest im ESP programmiert werden müssten. Zudem könnte die SD-Karte als Datenspeicher z.B. für Sensor-Daten verwendet werden. Dabei bräuchte das Modul dann keine permanente WLAN-Verbindung mehr oder könnte Ausfall-Zeiten des WLAN überbrücken.</text:p>
      <text:p text:style-name="P1">Eine RTC als „goodie“ dient dazu, dass das Modul auch ohne Verbindung zu einem NTP-Server immer das aktuelle Datum und die aktuelle Uhrzeit verwendet.</text:p>
      <text:p text:style-name="P1">Ausserdem soll sie als „Wecker“ dienen, wenn das Modul längere Zeit in den deep-sleep Modus umgeschaltet wird.</text:p>
      <text:p text:style-name="P1"/>
      <text:p text:style-name="P2">Das ESP-Modul hat dabei zunächst einen Standard-Umfang der Software (erstellt über die Arduino-IDE mit den Erweiterungen für die ESP8266-Boards):</text:p>
      <text:p text:style-name="P2"/>
      <text:p text:style-name="P2">passwortgeschützte Administrator-Seite für Einstellungen unter <text:a xlink:type="simple" xlink:href="http://IP.des.ESP.Moduls/admin" text:style-name="Internet_20_link" text:visited-style-name="Visited_20_Internet_20_Link">http://IP.des.ESP.Moduls/admin</text:a></text:p>
      <text:p text:style-name="P2">Initiales Passwort ist „esp8266“</text:p>
      <text:p text:style-name="P2">Einstell-Möglichkeiten: SSID des Ziel-WLANs, Passphrase für das Ziel-WLAN</text:p>
      <text:p text:style-name="P3">Ändern des Administrator-Passworts</text:p>
      <text:p text:style-name="P3">Eingabefelder für Datum und Uhrzeit um auch ohne Netzanbindung die Uhr zu stellen</text:p>
      <text:p text:style-name="P3"/>
      <text:p text:style-name="P3">Die Zugangsdaten wie auch das Administrator-Passwort werden im internen EEPROM des ESP-Moduls hinterlegt und bei Bedarf ausgelesen.</text:p>
      <text:p text:style-name="P3"/>
      <text:p text:style-name="P4">Zudem werden im Standard-Umfang bereits Funktionen zum Lesen und Schreiben der SD-Karte bereitgestellt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5:06:30.350450070</meta:creation-date>
    <dc:date>2016-05-31T15:42:18.584498681</dc:date>
    <meta:editing-duration>PT25M36S</meta:editing-duration>
    <meta:editing-cycles>4</meta:editing-cycles>
    <meta:generator>LibreOffice/5.1.2.2$Linux_x86 LibreOffice_project/10m0$Build-2</meta:generator>
    <meta:document-statistic meta:table-count="0" meta:image-count="0" meta:object-count="0" meta:page-count="1" meta:paragraph-count="12" meta:word-count="184" meta:character-count="1396" meta:non-whitespace-character-count="1224"/>
  </office:meta>
</office:document-meta>
</file>